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automatic-styles>
    <style:style style:name="P1" style:family="paragraph" style:parent-style-name="Title">
      <style:text-properties officeooo:rsid="0000a525" officeooo:paragraph-rsid="0000a525"/>
    </style:style>
    <style:style style:name="P2" style:family="paragraph" style:parent-style-name="Heading_20_1">
      <style:text-properties officeooo:rsid="0000a525" officeooo:paragraph-rsid="0000a525"/>
    </style:style>
    <style:style style:name="P3" style:family="paragraph" style:parent-style-name="Heading_20_1">
      <style:text-properties officeooo:paragraph-rsid="00027cf2"/>
    </style:style>
    <style:style style:name="P4" style:family="paragraph" style:parent-style-name="Heading_20_2">
      <style:text-properties officeooo:rsid="0000a525" officeooo:paragraph-rsid="0000a525"/>
    </style:style>
    <style:style style:name="P5" style:family="paragraph" style:parent-style-name="Heading_20_3">
      <style:text-properties officeooo:rsid="0000a525" officeooo:paragraph-rsid="0000a525"/>
    </style:style>
    <style:style style:name="P6" style:family="paragraph" style:parent-style-name="Text_20_body" style:list-style-name="Numbering_20_1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italic" fo:font-weight="normal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officeooo:rsid="00027cf2"/>
    </style:style>
    <style:style style:name="T8" style:family="text">
      <style:text-properties officeooo:rsid="0000a5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tribuirani node2vec algoritam za <text:span text:style-name="T2">embedding</text:span><text:span text:style-name="T3"> čvorova u realnim mrežama</text:span></text:p>
      <text:h text:style-name="P2" text:outline-level="1">Uvod </text:h>
      <text:h text:style-name="P4" text:outline-level="2">Opis problema</text:h>
      <text:h text:style-name="P5" text:outline-level="3">Realne mreže </text:h>
      <text:h text:style-name="P5" text:outline-level="3">Embeding čvorova u realnim mrežama</text:h>
      <text:h text:style-name="P5" text:outline-level="3">Distribuirani algoritmi i dekompozicija problema</text:h>
      <text:h text:style-name="P4" text:outline-level="2">Prethodni radovi</text:h>
      <text:h text:style-name="P5" text:outline-level="3">Node2Vec algoritam </text:h>
      <text:h text:style-name="P5" text:outline-level="3">Distribuirano treniranje neuronskih mreža</text:h>
      <text:h text:style-name="P2" text:outline-level="1">Metode i implementacija</text:h>
      <text:h text:style-name="P4" text:outline-level="2">Particionisanje mreže </text:h>
      <text:h text:style-name="P4" text:outline-level="2">Implementacija distribuiranog sistema i arhitekturalne odluke</text:h>
      <text:h text:style-name="P4" text:outline-level="2">Embeding čvorova </text:h>
      <text:h text:style-name="P4" text:outline-level="2">Specifikacija protokola za komunikaciju računara unutar klastera</text:h>
      <text:h text:style-name="P2" text:outline-level="1">Rezultati i diskusija</text:h>
      <text:h text:style-name="P2" text:outline-level="1">Zaključak </text:h>
      <text:h text:style-name="P3" text:outline-level="1"><text:span text:style-name="T8">Literatura</text:span></text:h>
      <text:list text:style-name="Numbering_20_123">
        <text:list-item>
          <text:p text:style-name="P6"><text:soft-page-break/><text:span text:style-name="T4">Abbe, Emmanuel. „Community detection and stochastic block models: recent developments“. </text:span><text:span text:style-name="T5">Journal of Machine Learning Research</text:span><text:span text:style-name="T4"> 18, изд. 177 (2018.): 1–86.</text:span></text:p>
        </text:list-item>
        <text:list-item>
          <text:p text:style-name="P6">Anil, Rohan, Gabriel Pereyra, Alexandre Passos, Robert Ormandi, George E Dahl, и Geoffrey E Hinton. „Large scale distributed neural network training through online distillation“. <text:span text:style-name="T1">arXiv preprint arXiv:1804.03235</text:span>, 2018.</text:p>
        </text:list-item>
        <text:list-item>
          <text:p text:style-name="P6">Apache Software Foundation. „Zookeeper“, 2011. <text:a xlink:type="simple" xlink:href="http://zookeeper.apache.org/doc/current/zookeeperOver.html" text:style-name="Internet_20_link" text:visited-style-name="Visited_20_Internet_20_Link">http://zookeeper.apache.org/doc/current/zookeeperOver.html</text:a>.</text:p>
        </text:list-item>
        <text:list-item>
          <text:p text:style-name="P6">Church, Kenneth Ward. „Word2Vec“. <text:span text:style-name="T1">Natural Language Engineering</text:span> 23, изд. 1 (2017.): 155–62.</text:p>
        </text:list-item>
        <text:list-item>
          <text:p text:style-name="P6">Fang, Peng, Arijit Khan, Siqiang Luo, Fang Wang, Dan Feng, Zhenli Li, Wei Yin, и Yuchao Cao. „Distributed Graph Embedding with Information-Oriented Random Walks“. <text:span text:style-name="T1">arXiv preprint arXiv:2303.15702</text:span>, 2023.</text:p>
        </text:list-item>
        <text:list-item>
          <text:p text:style-name="P6">Grover, Aditya, и Jure Leskovec. „node2vec: Scalable feature learning for networks“. У <text:span text:style-name="T1">Proceedings of the 22nd ACM SIGKDD international conference on Knowledge discovery and data mining</text:span>, 855–64, 2016.</text:p>
        </text:list-item>
        <text:list-item>
          <text:p text:style-name="P6">Gupta, Jatinder ND, и Johnny C Ho. „A new heuristic algorithm for the one-dimensional bin-packing problem“. <text:span text:style-name="T1">Production planning &amp; control</text:span> 10, изд. 6 (1999.): 598–603.</text:p>
        </text:list-item>
        <text:list-item>
          <text:p text:style-name="P6">Gupta, Otkrist, и Ramesh Raskar. „Distributed learning of deep neural network over multiple agents“. <text:span text:style-name="T1">Journal of Network and Computer Applications</text:span> 116 (2018.): 1–8.</text:p>
        </text:list-item>
        <text:list-item>
          <text:p text:style-name="P6">Lancichinetti, Andrea, Santo Fortunato, и János Kertész. „Detecting the overlapping and hierarchical community structure in complex networks“. <text:span text:style-name="T1">New journal of physics</text:span> 11, изд. 3 (2009.): 033015.</text:p>
        </text:list-item>
        <text:list-item>
          <text:p text:style-name="P6"><text:span text:style-name="T4">Lancichinetti, Andrea, Santo Fortunato, и János Kertész. „Detecting the overlapping and hierarchical community structure in complex networks“. New journal of physics 11, изд. 3 (2009.): 033015.</text:span></text:p>
        </text:list-item>
        <text:list-item>
          <text:p text:style-name="P6">Leskovec, Jure, Kevin J Lang, Anirban Dasgupta, и Michael W Mahoney. „Community structure in large networks: Natural cluster sizes and the absence of large well-defined clusters“. <text:span text:style-name="T1">Internet Mathematics</text:span> 6, изд. 1 (2009.): 29–123.</text:p>
        </text:list-item>
        <text:list-item>
          <text:p text:style-name="P6">Lombardo, Gianfranco, и Agostino Poggi. „A Scalable and Distributed Actor-Based Version of the Node2Vec Algorithm“. У <text:span text:style-name="T1">Proceedings of the 20th Workshop From Objects to Agents</text:span>, 134–41. Parma, Italy, 2019.</text:p>
        </text:list-item>
        <text:list-item>
          <text:p text:style-name="P6">Rozemberczki, Benedek, и Rik Sarkar. „Twitch Gamers: a Dataset for Evaluating Proximity Preserving and Structural Role-based Node Embeddings“, 2021.</text:p>
        </text:list-item>
        <text:list-item>
          <text:p text:style-name="P6"><text:soft-page-break/>Yip, Hong Yung, Chidaksh Ravuru, Neelabha Banerjee, Shashwat Jha, Amit Sheth, Aman Chadha, и Amitava Das. „RESTORE: Graph Embedding Assessment Through Reconstruction“, 2023. <text:a xlink:type="simple" xlink:href="https://arxiv.org/abs/2308.14659" text:style-name="Internet_20_link" text:visited-style-name="Visited_20_Internet_20_Link">https://arxiv.org/abs/2308.14659</text:a>.</text:p>
        </text:list-item>
        <text:list-item>
          <text:p text:style-name="P6">Zachary, Wayne W. „An information flow model for conflict and fission in small groups“. <text:span text:style-name="T1">Journal of anthropological research</text:span> 33, изд. 4 (1977.): 452–73.</text:p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1:15:25.585008798</meta:creation-date>
    <dc:date>2024-08-13T01:53:37.011183010</dc:date>
    <meta:editing-duration>PT26M55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3" meta:paragraph-count="32" meta:word-count="430" meta:character-count="3140" meta:non-whitespace-character-count="2759"/>
  </office:meta>
</office:document-meta>
</file>